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, serif"/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9pt" style:font-name-asian="Monospace" style:font-size-asian="9pt" style:font-name-complex="Monospace" style:font-size-complex="9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3.6999998092651pt" style:font-size-asian="12pt" style:font-size-complex="13.6999998092651pt"/>
    </style:style>
    <style:style style:name="P9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background-color="#f8f8f8" fo:padding="0cm" fo:border="none">
        <style:background-image/>
      </style:paragraph-properties>
      <style:text-properties fo:font-variant="normal" fo:text-transform="none" fo:color="#000000" fo:letter-spacing="normal"/>
    </style:style>
    <style:style style:name="T1" style:family="text">
      <style:text-properties fo:color="#006699" fo:font-weight="bold"/>
    </style:style>
    <style:style style:name="T2" style:family="text">
      <style:text-properties fo:color="#006699" style:font-name="Consolas" fo:font-size="9pt" fo:font-style="normal" fo:font-weight="bold"/>
    </style:style>
    <style:style style:name="T3" style:family="text">
      <style:text-properties fo:color="#006699" style:font-name="Consolas" fo:font-size="9pt" fo:font-style="normal" fo:font-weight="normal"/>
    </style:style>
    <style:style style:name="T4" style:family="text">
      <style:text-properties fo:color="#000000"/>
    </style:style>
    <style:style style:name="T5" style:family="text">
      <style:text-properties fo:color="#000000" fo:font-style="normal" fo:font-weight="normal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="Monospace" style:font-name-asian="Monospace" style:font-name-complex="Monospace"/>
    </style:style>
    <style:style style:name="T9" style:family="text">
      <style:text-properties fo:color="#000000" style:font-name="Monospace" fo:font-size="10pt" fo:font-style="normal" fo:font-weight="normal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tyle="normal" fo:font-weight="normal" style:font-name-asian="Monospace" style:font-name-complex="Monospace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style:font-name="Consolas" fo:font-size="9pt" fo:font-style="normal" fo:font-weight="normal"/>
    </style:style>
    <style:style style:name="T13" style:family="text">
      <style:text-properties style:font-name="Consolas" fo:font-size="9pt" fo:font-style="normal" fo:font-weight="normal" style:font-name-asian="Monospace" style:font-size-asian="10pt" style:font-name-complex="Monospace" style:font-size-complex="10pt"/>
    </style:style>
    <style:style style:name="T14" style:family="text">
      <style:text-properties fo:color="#008200"/>
    </style:style>
    <style:style style:name="T15" style:family="text">
      <style:text-properties fo:color="#008200" style:font-name="Consolas" fo:font-size="9pt" fo:font-style="normal" fo:font-weight="normal"/>
    </style:style>
    <style:style style:name="T16" style:family="text">
      <style:text-properties fo:color="#008200" style:font-name-asian="Consolas" style:font-size-asian="9pt" style:font-style-asian="normal" style:font-weight-asian="normal"/>
    </style:style>
    <style:style style:name="T17" style:family="text">
      <style:text-properties style:font-name-asian="Consolas" style:font-size-asian="9pt" style:font-style-asian="normal" style:font-weight-asian="normal"/>
    </style:style>
    <style:style style:name="T18" style:family="text">
      <style:text-properties fo:color="#0000ff" style:font-name="Consolas" fo:font-size="9pt" fo:font-style="normal" fo:font-weight="normal"/>
    </style:style>
    <style:style style:name="T19" style:family="text">
      <style:text-properties fo:color="#646464"/>
    </style:style>
    <style:style style:name="T20" style:family="text">
      <style:text-properties fo:color="#646464" style:font-name="Consolas" fo:font-size="9pt" fo:font-style="normal" fo:font-weight="normal"/>
    </style:style>
    <style:style style:name="T21" style:family="text">
      <style:text-properties fo:color="#c00000" style:font-name="Consolas" fo:font-size="9pt" fo:font-style="normal" fo:font-weight="normal"/>
    </style:style>
    <style:style style:name="T22" style:family="text">
      <style:text-properties fo:font-size="13.6999998092651pt" style:font-size-asian="12pt" style:font-size-complex="13.6999998092651pt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7f0055" fo:font-style="normal" fo:font-weight="bold" style:font-weight-asian="bold" style:font-weight-complex="bold"/>
    </style:style>
    <style:style style:name="T25" style:family="text">
      <style:text-properties fo:color="#7f0055" style:font-name="Monospace" fo:font-size="10pt" fo:font-style="normal" fo:font-weight="bold" style:font-name-asian="Monospace" style:font-size-asian="10pt" style:font-weight-asian="bold" style:font-name-complex="Monospace" style:font-size-complex="10pt" style:font-weight-complex="bold"/>
    </style:style>
    <style:style style:name="T26" style:family="text">
      <style:text-properties fo:color="#7f0055" style:font-name="Monospace" fo:font-style="normal" fo:font-weight="bold" style:font-name-asian="Monospace" style:font-weight-asian="bold" style:font-name-complex="Monospace" style:font-weight-complex="bold"/>
    </style:style>
    <style:style style:name="T27" style:family="text">
      <style:text-properties fo:color="#0000c0"/>
    </style:style>
    <style:style style:name="T28" style:family="text">
      <style:text-properties fo:color="#0000c0" fo:font-style="italic" style:font-style-asian="italic" style:font-style-complex="italic"/>
    </style:style>
    <style:style style:name="T29" style:family="text">
      <style:text-properties fo:color="#2a00ff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sensor 架构</text:p>
      <text:p text:style-name="P2">app-&gt;fw-&gt;hal-&gt;driver</text:p>
      <text:p text:style-name="P3"><text:span text:style-name="T22"/></text:p>
      <text:p text:style-name="P3"><text:span text:style-name="T22">一、app层</text:span></text:p>
      <text:p text:style-name="P4"><text:span text:style-name="T26">package</text:span><text:span text:style-name="T10"> com.example.sensordemon;</text:span></text:p>
      <text:p text:style-name="P5"><text:span text:style-name="T23">import</text:span><text:span text:style-name="T4"> </text:span><text:span text:style-name="T6">java.util.Iterator</text:span><text:span text:style-name="T4">; <text:s/></text:span></text:p>
      <text:p text:style-name="P5"><text:span text:style-name="T23">import</text:span><text:span text:style-name="T4"> </text:span><text:span text:style-name="T6">java.util.List</text:span><text:span text:style-name="T4">; <text:s/></text:span></text:p>
      <text:p text:style-name="P6"><text:s text:c="2"/></text:p>
      <text:p text:style-name="P5"><text:span text:style-name="T23">import</text:span><text:span text:style-name="T4"> android.app.Activity; <text:s/></text:span></text:p>
      <text:p text:style-name="P5"><text:span text:style-name="T23">import</text:span><text:span text:style-name="T4"> android.content.Context; <text:s/></text:span></text:p>
      <text:p text:style-name="P5"><text:span text:style-name="T23">import</text:span><text:span text:style-name="T4"> android.hardware.Sensor; <text:s/></text:span></text:p>
      <text:p text:style-name="P5"><text:span text:style-name="T23">import</text:span><text:span text:style-name="T4"> android.hardware.SensorEvent; <text:s/></text:span></text:p>
      <text:p text:style-name="P5"><text:span text:style-name="T23">import</text:span><text:span text:style-name="T4"> android.hardware.SensorEventListener; <text:s/></text:span></text:p>
      <text:p text:style-name="P5"><text:span text:style-name="T23">import</text:span><text:span text:style-name="T4"> android.hardware.SensorManager; <text:s/></text:span></text:p>
      <text:p text:style-name="P5"><text:span text:style-name="T23">import</text:span><text:span text:style-name="T4"> android.os.Bundle; <text:s/></text:span></text:p>
      <text:p text:style-name="P5"><text:span text:style-name="T23">import</text:span><text:span text:style-name="T4"> android.util.Log; <text:s/></text:span></text:p>
      <text:p text:style-name="P5"/>
      <text:p text:style-name="P5"><text:span text:style-name="T23">public</text:span><text:span text:style-name="T4"> </text:span><text:span text:style-name="T23">class</text:span><text:span text:style-name="T4"> SensorDemonActivity </text:span><text:span text:style-name="T23">extends</text:span><text:span text:style-name="T4"> Activity {</text:span></text:p>
      <text:p text:style-name="P5"><text:span text:style-name="T4"><text:tab/></text:span><text:span text:style-name="T23">private</text:span><text:span text:style-name="T4"> </text:span><text:span text:style-name="T23">static</text:span><text:span text:style-name="T4"> </text:span><text:span text:style-name="T23">final</text:span><text:span text:style-name="T4"> String </text:span><text:span text:style-name="T28">TAG</text:span><text:span text:style-name="T4"> = </text:span><text:span text:style-name="T29">"sensor"</text:span><text:span text:style-name="T4">;</text:span></text:p>
      <text:p text:style-name="P5"><text:span text:style-name="T4"><text:tab/></text:span><text:span text:style-name="T23">private</text:span><text:span text:style-name="T4"> <text:s/>SensorManager </text:span><text:span text:style-name="T27">mSensorManager</text:span><text:span text:style-name="T4">;</text:span></text:p>
      <text:p text:style-name="P5"><text:span text:style-name="T4"><text:tab/></text:span><text:span text:style-name="T23">private</text:span><text:span text:style-name="T4"> Sensor </text:span><text:span text:style-name="T27">mSensor</text:span><text:span text:style-name="T4">;</text:span></text:p>
      <text:p text:style-name="P5"><text:span text:style-name="T4"><text:tab/></text:span><text:span text:style-name="T19">@Override</text:span><text:span text:style-name="T4"> <text:s/></text:span></text:p>
      <text:p text:style-name="P5"><text:span text:style-name="T4"><text:s text:c="4"/></text:span><text:span text:style-name="T23">public</text:span><text:span text:style-name="T4"> </text:span><text:span text:style-name="T23">void</text:span><text:span text:style-name="T4"> onCreate(Bundle savedInstanceState) { <text:s/></text:span></text:p>
      <text:p text:style-name="P5"><text:span text:style-name="T4"><text:s text:c="8"/></text:span><text:span text:style-name="T23">super</text:span><text:span text:style-name="T4">.onCreate(savedInstanceState); <text:s/></text:span></text:p>
      <text:p text:style-name="P6"><text:s text:c="8"/></text:p>
      <text:p text:style-name="P5"><text:span text:style-name="T4"><text:s text:c="8"/></text:span><text:span text:style-name="T27">mSensorManager</text:span><text:span text:style-name="T4"> = (SensorManager)</text:span><text:span text:style-name="T11">getSystemService</text:span><text:span text:style-name="T4">(Context.</text:span><text:span text:style-name="T28">SENSOR_SERVICE</text:span><text:span text:style-name="T4">); </text:span></text:p>
      <text:p text:style-name="P5"><text:span text:style-name="T4"><text:s text:c="8"/></text:span><text:span text:style-name="T27">mSensor</text:span><text:span text:style-name="T4"> = </text:span><text:span text:style-name="T27">mSensorManager</text:span><text:span text:style-name="T4">.</text:span><text:span text:style-name="T11">getDefaultSensor</text:span><text:span text:style-name="T4">(Sensor.</text:span><text:span text:style-name="T28">TYPE_ACCELEROMETER</text:span><text:span text:style-name="T4">);</text:span></text:p>
      <text:p text:style-name="P6"><text:tab/>}</text:p>
      <text:p text:style-name="P6"><text:s text:c="8"/></text:p>
      <text:p text:style-name="P5"><text:span text:style-name="T4"><text:s text:c="8"/></text:span><text:span text:style-name="T23">final</text:span><text:span text:style-name="T4"> SensorEventListener </text:span><text:span text:style-name="T27">myAccelerometerListener</text:span><text:span text:style-name="T4"> = </text:span><text:span text:style-name="T23">new</text:span><text:span text:style-name="T4"> </text:span><text:span text:style-name="T11">SensorEventListener</text:span><text:span text:style-name="T4">(){ <text:s/></text:span></text:p>
      <text:p text:style-name="P6"><text:s text:c="13"/></text:p>
      <text:p text:style-name="P5"><text:span text:style-name="T4"><text:s text:c="12"/></text:span><text:span text:style-name="T23">public</text:span><text:span text:style-name="T4"> </text:span><text:span text:style-name="T23">void</text:span><text:span text:style-name="T4"> onSensorChanged(SensorEvent sensorEvent){ <text:s/></text:span></text:p>
      <text:p text:style-name="P5"><text:span text:style-name="T4"><text:s text:c="16"/></text:span><text:span text:style-name="T23">if</text:span><text:span text:style-name="T4">(sensorEvent.</text:span><text:span text:style-name="T27">sensor</text:span><text:span text:style-name="T4">.getType() == Sensor.</text:span><text:span text:style-name="T28">TYPE_ACCELEROMETER</text:span><text:span text:style-name="T4">){ <text:s/></text:span></text:p>
      <text:p text:style-name="P5"><text:span text:style-name="T4"><text:s text:c="20"/>Log.</text:span><text:span text:style-name="T7">i</text:span><text:span text:style-name="T4">(</text:span><text:span text:style-name="T28">TAG</text:span><text:span text:style-name="T4">,</text:span><text:span text:style-name="T29">"onSensorChanged"</text:span><text:span text:style-name="T4">); <text:s/></text:span></text:p>
      <text:p text:style-name="P6"><text:s text:c="22"/></text:p>
      <text:p text:style-name="P5"><text:span text:style-name="T4"><text:s text:c="20"/></text:span><text:span text:style-name="T23">float</text:span><text:span text:style-name="T4"> X_lateral = sensorEvent.</text:span><text:span text:style-name="T27">values</text:span><text:span text:style-name="T4">[0]; <text:s/></text:span></text:p>
      <text:p text:style-name="P5"><text:span text:style-name="T4"><text:s text:c="20"/></text:span><text:span text:style-name="T23">float</text:span><text:span text:style-name="T4"> Y_longitudinal = sensorEvent.</text:span><text:span text:style-name="T27">values</text:span><text:span text:style-name="T4">[1]; <text:s/></text:span></text:p>
      <text:p text:style-name="P5"><text:span text:style-name="T4"><text:s text:c="20"/></text:span><text:span text:style-name="T23">float</text:span><text:span text:style-name="T4"> Z_vertical = sensorEvent.</text:span><text:span text:style-name="T27">values</text:span><text:span text:style-name="T4">[2]; <text:s/></text:span></text:p>
      <text:p text:style-name="P5"><text:span text:style-name="T4"><text:s text:c="20"/>Log.</text:span><text:span text:style-name="T7">i</text:span><text:span text:style-name="T4">(</text:span><text:span text:style-name="T28">TAG</text:span><text:span text:style-name="T4">,</text:span><text:span text:style-name="T29">"\n heading "</text:span><text:span text:style-name="T4">+X_lateral); <text:s/></text:span></text:p>
      <text:p text:style-name="P5"><text:span text:style-name="T4"><text:s text:c="20"/>Log.</text:span><text:span text:style-name="T7">i</text:span><text:span text:style-name="T4">(</text:span><text:span text:style-name="T28">TAG</text:span><text:span text:style-name="T4">,</text:span><text:span text:style-name="T29">"\n pitch "</text:span><text:span text:style-name="T4">+Y_longitudinal); <text:s/></text:span></text:p>
      <text:p text:style-name="P5"><text:span text:style-name="T4"><text:s text:c="20"/>Log.</text:span><text:span text:style-name="T7">i</text:span><text:span text:style-name="T4">(</text:span><text:span text:style-name="T28">TAG</text:span><text:span text:style-name="T4">,</text:span><text:span text:style-name="T29">"\n roll "</text:span><text:span text:style-name="T4">+Z_vertical); <text:s/></text:span></text:p>
      <text:p text:style-name="P6"><text:s text:c="16"/>} <text:s/></text:p>
      <text:p text:style-name="P6"><text:s text:c="12"/>} <text:s/></text:p>
      <text:p text:style-name="P6"><text:s/></text:p>
      <text:p text:style-name="P5"><text:span text:style-name="T4"><text:s text:c="12"/></text:span><text:span text:style-name="T23">public</text:span><text:span text:style-name="T4"> </text:span><text:span text:style-name="T23">void</text:span><text:span text:style-name="T4"> onAccuracyChanged(Sensor sensor , </text:span><text:span text:style-name="T23">int</text:span><text:span text:style-name="T4"> accuracy){ <text:s/></text:span></text:p>
      <text:p text:style-name="P5"><text:span text:style-name="T4"><text:s text:c="16"/>Log.</text:span><text:span text:style-name="T7">i</text:span><text:span text:style-name="T4">(</text:span><text:span text:style-name="T28">TAG</text:span><text:span text:style-name="T4">, </text:span><text:span text:style-name="T29">"onAccuracyChanged"</text:span><text:span text:style-name="T4">); <text:s/></text:span></text:p>
      <text:p text:style-name="P6"><text:s text:c="12"/>} <text:s/></text:p>
      <text:p text:style-name="P6"><text:s text:c="8"/>}; <text:s/></text:p>
      <text:p text:style-name="P6"><text:s text:c="8"/></text:p>
      <text:p text:style-name="P5"><text:span text:style-name="T23">protected</text:span><text:span text:style-name="T4"> </text:span><text:span text:style-name="T23">void</text:span><text:span text:style-name="T4"> onResume() { <text:s text:c="116"/></text:span></text:p>
      <text:p text:style-name="P5"><text:span text:style-name="T4"><text:tab/></text:span><text:span text:style-name="T23">super</text:span><text:span text:style-name="T4">.onResume(); <text:s text:c="122"/></text:span></text:p>
      <text:p text:style-name="P5"><text:span text:style-name="T4"><text:tab/></text:span><text:span text:style-name="T27">mSensorManager</text:span><text:span text:style-name="T4">.</text:span><text:span text:style-name="T11">registerListener</text:span><text:span text:style-name="T4">(</text:span><text:span text:style-name="T27">myAccelerometerListener</text:span><text:span text:style-name="T4">, </text:span><text:span text:style-name="T27">mSensor</text:span><text:span text:style-name="T4">, SensorManager.</text:span><text:span text:style-name="T28">SENSOR_DELAY_NORMAL</text:span><text:span text:style-name="T4">); <text:s text:c="50"/></text:span></text:p>
      <text:p text:style-name="P6">} <text:s text:c="289"/></text:p>
      <text:p text:style-name="P5"><text:span text:style-name="T23">protected</text:span><text:span text:style-name="T4"> </text:span><text:span text:style-name="T23">void</text:span><text:span text:style-name="T4"> onPause() { <text:s text:c="117"/></text:span></text:p>
      <text:p text:style-name="P5"><text:span text:style-name="T4"><text:tab/></text:span><text:span text:style-name="T23">super</text:span><text:span text:style-name="T4">.onPause(); <text:s text:c="123"/></text:span></text:p>
      <text:p text:style-name="P5"><text:span text:style-name="T4"><text:tab/></text:span><text:span text:style-name="T27">mSensorManager</text:span><text:span text:style-name="T4">.</text:span><text:span text:style-name="T11">unregisterListener</text:span><text:span text:style-name="T4">(</text:span><text:span text:style-name="T27">myAccelerometerListener</text:span><text:span text:style-name="T4">); <text:s text:c="99"/></text:span></text:p>
      <text:p text:style-name="P6">} <text:s text:c="14"/></text:p>
      <text:p text:style-name="P5"/>
      <text:p text:style-name="P7"><text:span text:style-name="T8">}</text:span></text:p>
      <text:p text:style-name="P7"><text:span text:style-name="T8"/></text:p>
      <text:p text:style-name="P8"><text:span text:style-name="T8">二、framework层</text:span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, 'Courier New', Courier, mono, serif"/>
    <style:font-face style:name="Lohit Hindi1" svg:font-family="'Lohit Hindi'"/>
    <style:font-face style:name="Monospace" svg:font-family="Monospace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jia </meta:initial-creator>
    <meta:creation-date>2014-05-26T17:53:24</meta:creation-date>
    <dc:date>2014-05-27T11:19:54</dc:date>
    <dc:creator>wangjia </dc:creator>
    <meta:editing-duration>PT17H23M42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57" meta:word-count="128" meta:character-count="2931" meta:non-whitespace-character-count="1510"/>
  </office:meta>
</office:document-meta>
</file>